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6b12" officeooo:paragraph-rsid="001a6b12"/>
    </style:style>
    <style:style style:name="P2" style:family="paragraph" style:parent-style-name="Standard">
      <style:text-properties officeooo:rsid="001c2118" officeooo:paragraph-rsid="001c2118"/>
    </style:style>
    <style:style style:name="P3" style:family="paragraph" style:parent-style-name="Standard">
      <style:text-properties officeooo:rsid="001c75ee" officeooo:paragraph-rsid="001c75ee"/>
    </style:style>
    <style:style style:name="P4" style:family="paragraph" style:parent-style-name="Standard">
      <style:text-properties officeooo:rsid="001d7ec4" officeooo:paragraph-rsid="001d7ec4"/>
    </style:style>
    <style:style style:name="P5" style:family="paragraph" style:parent-style-name="Standard">
      <style:text-properties officeooo:rsid="001de240" officeooo:paragraph-rsid="001de240"/>
    </style:style>
    <style:style style:name="P6" style:family="paragraph" style:parent-style-name="Standard">
      <style:paragraph-properties fo:text-align="center" style:justify-single-word="false"/>
      <style:text-properties officeooo:rsid="001de240" officeooo:paragraph-rsid="001de240"/>
    </style:style>
    <style:style style:name="P7" style:family="paragraph" style:parent-style-name="Standard">
      <style:text-properties officeooo:rsid="001d7ec4" officeooo:paragraph-rsid="001d7ec4" fo:background-color="#ffff00"/>
    </style:style>
    <style:style style:name="P8" style:family="paragraph" style:parent-style-name="Standard">
      <style:text-properties officeooo:rsid="001de240" officeooo:paragraph-rsid="001de240" fo:background-color="transparent"/>
    </style:style>
    <style:style style:name="P9" style:family="paragraph" style:parent-style-name="Standard">
      <style:text-properties officeooo:rsid="0020a79b" officeooo:paragraph-rsid="0020a79b" fo:background-color="transparent"/>
    </style:style>
    <style:style style:name="P10" style:family="paragraph" style:parent-style-name="Standard">
      <style:text-properties officeooo:rsid="00210c75" officeooo:paragraph-rsid="00210c75" fo:background-color="transparent"/>
    </style:style>
    <style:style style:name="P11" style:family="paragraph" style:parent-style-name="Standard">
      <style:text-properties fo:font-weight="bold" officeooo:rsid="001e8fd8" officeooo:paragraph-rsid="001e8fd8" style:font-weight-asian="bold" style:font-weight-complex="bold"/>
    </style:style>
    <style:style style:name="P12" style:family="paragraph" style:parent-style-name="Standard" style:list-style-name="L1">
      <style:text-properties officeooo:rsid="001ef07e" officeooo:paragraph-rsid="001ef07e"/>
    </style:style>
    <style:style style:name="P13" style:family="paragraph" style:parent-style-name="Standard" style:list-style-name="L1">
      <style:text-properties officeooo:paragraph-rsid="001ef07e"/>
    </style:style>
    <style:style style:name="T1" style:family="text">
      <style:text-properties officeooo:rsid="001d7ec4"/>
    </style:style>
    <style:style style:name="T2" style:family="text">
      <style:text-properties officeooo:rsid="001de240"/>
    </style:style>
    <style:style style:name="T3" style:family="text">
      <style:text-properties style:text-underline-style="solid" style:text-underline-width="auto" style:text-underline-color="font-color"/>
    </style:style>
    <style:style style:name="T4" style:family="text">
      <style:text-properties officeooo:rsid="001ef0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ciousness on a continuum</text:p>
      <text:p text:style-name="P1"/>
      <text:p text:style-name="P1">How does dementia affect consciousness?<text:line-break/></text:p>
      <text:p text:style-name="P1">Quantify the neural correlates of conscious experience common to different individuals using fMRI</text:p>
      <text:p text:style-name="P1">When different individuals watch the same movie, correlated changes of brain activity across them are observed.</text:p>
      <text:p text:style-name="P1"/>
      <text:p text:style-name="P2">Synchrony in Neurodegenerative disorders?</text:p>
      <text:p text:style-name="P2"/>
      <text:p text:style-name="P6">&lt;------------------------------------------------------------------------&gt;</text:p>
      <text:p text:style-name="P6">non-conscious <text:s text:c="75"/>fully conscious</text:p>
      <text:p text:style-name="P6"/>
      <text:p text:style-name="P3">If <text:span text:style-name="T2">we</text:span> think about consciousness as a scale from non-conscious to fully conscious a healthy, normally developed adult falls at the <text:span text:style-name="T1">right end, the</text:span> conscious end of the spectrum. Inanimate objects fall at the opposite end as they have no consciousness. Patients who have disorders of consciousness by definition do not fall on the <text:span text:style-name="T1">healthy</text:span> end of the spectrum and <text:span text:style-name="T1">could</text:span> be placed a<text:span text:style-name="T1">long the spectrum to the left of healthy adults. But where should infants be placed? Or older adults with neurodegenerative disorders? Both of these populations are conscious, but does their consciousness look like that of a healthy adult? How can we investigate their level of consciousness?</text:span></text:p>
      <text:p text:style-name="P3"/>
      <text:p text:style-name="P11">Synchrony</text:p>
      <text:p text:style-name="P3"><text:span text:style-name="T3">Alzheimer’s patients</text:span> have a disruption in their cognitive functioning as a result of neurodegeneration. <text:span text:style-name="T1">Does this also result in disruption of consciousness?</text:span></text:p>
      <text:p text:style-name="P4">Synchrony <text:span text:style-name="T2">to movie</text:span> – in dementia it’s possible that patients will have less syn<text:span text:style-name="T2">chrony because of loss of neurons that are responsible for reacting to the stimulus. </text:span></text:p>
      <text:p text:style-name="P5">It is also possible that dementia patients will be equally or even more synchronous. The loss of neurons may make task switching difficult so their attention on a single task is more profound.</text:p>
      <text:list xml:id="list4928075269724554939" text:style-name="L1">
        <text:list-item>
          <text:p text:style-name="P13"><text:span text:style-name="T4">Babies can’t be tested with the movie because they don’t have the prior knowledge required to understand what is occurring – likely see audio/visual networks synchronize, but the frontoparietal ones won’t</text:span></text:p>
        </text:list-item>
        <text:list-item>
          <text:p text:style-name="P12">Same issue with monkeys</text:p>
        </text:list-item>
      </text:list>
      <text:p text:style-name="P4"/>
      <text:p text:style-name="P7">Alzheimer’s and sustained attention</text:p>
      <text:p text:style-name="P8">Investigate this area of research. </text:p>
      <text:p text:style-name="P8"/>
      <text:p text:style-name="P9">Evidence that default mode network connectivity is reduced as AD progresses </text:p>
      <text:p text:style-name="P10">Evidence that connectivity between frontal-parietal regions increases (resting-state fMRI) – suggested compensatory mechanis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pitch="variable"/>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6-27T12:12:56.076931000</meta:creation-date>
    <dc:date>2017-06-28T15:23:13.938399000</dc:date>
    <dc:creator>A Sternin</dc:creator>
    <meta:editing-duration>PT2H13M6S</meta:editing-duration>
    <meta:editing-cycles>6</meta:editing-cycles>
    <meta:generator>LibreOffice/5.2.3.3$MacOSX_X86_64 LibreOffice_project/d54a8868f08a7b39642414cf2c8ef2f228f780cf</meta:generator>
    <meta:document-statistic meta:table-count="0" meta:image-count="0" meta:object-count="0" meta:page-count="1" meta:paragraph-count="18" meta:word-count="306" meta:character-count="2187" meta:non-whitespace-character-count="1820"/>
  </office:meta>
</office:document-meta>
</file>